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Inconsolata" svg:font-family="Inconsolata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text-properties style:font-name="Inconsolata"/>
    </style:style>
    <style:style style:name="P2" style:family="paragraph" style:parent-style-name="Standard">
      <style:text-properties style:font-name="Inconsolata"/>
    </style:style>
    <style:style style:name="P3" style:family="paragraph" style:parent-style-name="Standard">
      <style:text-properties style:font-name="Inconsolata" officeooo:rsid="00190a9a" officeooo:paragraph-rsid="00190a9a"/>
    </style:style>
    <style:style style:name="P4" style:family="paragraph" style:parent-style-name="Standard">
      <style:text-properties style:font-name="Inconsolata" officeooo:rsid="00190a9a" officeooo:paragraph-rsid="001ad08b"/>
    </style:style>
    <style:style style:name="P5" style:family="paragraph" style:parent-style-name="Standard">
      <style:text-properties style:font-name="Inconsolata" fo:font-weight="bold" officeooo:rsid="00190a9a" officeooo:paragraph-rsid="00190a9a" style:font-weight-asian="bold" style:font-weight-complex="bold"/>
    </style:style>
    <style:style style:name="P6" style:family="paragraph" style:parent-style-name="Standard">
      <style:text-properties style:font-name="Inconsolata" fo:font-weight="bold" officeooo:rsid="001ad08b" officeooo:paragraph-rsid="001ad08b" style:font-weight-asian="bold" style:font-weight-complex="bold"/>
    </style:style>
    <style:style style:name="P7" style:family="paragraph" style:parent-style-name="Standard" style:list-style-name="L1">
      <style:text-properties style:font-name="Inconsolata" fo:font-weight="normal" officeooo:rsid="00190a9a" officeooo:paragraph-rsid="001ad08b" style:font-weight-asian="normal" style:font-weight-complex="normal"/>
    </style:style>
    <style:style style:name="P8" style:family="paragraph" style:parent-style-name="Standard" style:list-style-name="L2">
      <style:text-properties style:font-name="Inconsolata" fo:font-weight="normal" officeooo:rsid="00190a9a" officeooo:paragraph-rsid="001ad08b" style:font-weight-asian="normal" style:font-weight-complex="normal"/>
    </style:style>
    <style:style style:name="P9" style:family="paragraph" style:parent-style-name="Standard" style:list-style-name="L1">
      <style:text-properties style:font-name="Inconsolata" fo:font-weight="normal" officeooo:rsid="001ad08b" officeooo:paragraph-rsid="001ad08b" style:font-weight-asian="normal" style:font-weight-complex="normal"/>
    </style:style>
    <style:style style:name="P10" style:family="paragraph" style:parent-style-name="Standard" style:list-style-name="L2">
      <style:text-properties style:font-name="Inconsolata" fo:font-weight="normal" officeooo:rsid="001ad08b" officeooo:paragraph-rsid="001ad08b" style:font-weight-asian="normal" style:font-weight-complex="normal"/>
    </style:style>
    <style:style style:name="P11" style:family="paragraph" style:parent-style-name="Standard" style:list-style-name="L2">
      <style:text-properties style:font-name="Inconsolata" fo:font-weight="normal" officeooo:rsid="00256855" officeooo:paragraph-rsid="00256855" style:font-weight-asian="normal" style:font-weight-complex="normal"/>
    </style:style>
    <style:style style:name="P12" style:family="paragraph" style:parent-style-name="Standard">
      <style:text-properties style:font-name="Inconsolata" fo:font-style="italic" fo:font-weight="normal" officeooo:rsid="00190a9a" officeooo:paragraph-rsid="00190a9a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style:font-name="Inconsolata" fo:font-style="normal" fo:font-weight="bold" officeooo:rsid="004bc345" officeooo:paragraph-rsid="004bc345" style:font-style-asian="normal" style:font-weight-asian="bold" style:font-style-complex="normal" style:font-weight-complex="bold"/>
    </style:style>
    <style:style style:name="P14" style:family="paragraph" style:parent-style-name="Standard">
      <style:text-properties style:font-name="Inconsolata" fo:font-style="normal" fo:font-weight="bold" officeooo:rsid="005c2839" officeooo:paragraph-rsid="005c2839" style:font-style-asian="normal" style:font-weight-asian="bold" style:font-style-complex="normal" style:font-weight-complex="bold"/>
    </style:style>
    <style:style style:name="P15" style:family="paragraph" style:parent-style-name="Standard" style:list-style-name="L27">
      <style:text-properties style:font-name="Inconsolata" fo:font-style="normal" fo:font-weight="normal" officeooo:rsid="004dfa6d" officeooo:paragraph-rsid="004dfa6d" style:font-style-asian="normal" style:font-weight-asian="normal" style:font-style-complex="normal" style:font-weight-complex="normal"/>
    </style:style>
    <style:style style:name="P16" style:family="paragraph" style:parent-style-name="Standard" style:list-style-name="L19">
      <style:text-properties style:font-name="Inconsolata" fo:font-style="normal" fo:font-weight="normal" officeooo:rsid="004e9530" officeooo:paragraph-rsid="004e9530" style:font-style-asian="normal" style:font-weight-asian="normal" style:font-style-complex="normal" style:font-weight-complex="normal"/>
    </style:style>
    <style:style style:name="P17" style:family="paragraph" style:parent-style-name="Standard" style:list-style-name="L19">
      <style:text-properties style:font-name="Inconsolata" fo:font-style="normal" fo:font-weight="normal" officeooo:rsid="004f8308" officeooo:paragraph-rsid="004f8308" style:font-style-asian="normal" style:font-weight-asian="normal" style:font-style-complex="normal" style:font-weight-complex="normal"/>
    </style:style>
    <style:style style:name="P18" style:family="paragraph" style:parent-style-name="Standard" style:list-style-name="L27">
      <style:text-properties style:font-name="Inconsolata" fo:font-style="normal" fo:font-weight="normal" officeooo:rsid="0059c1ee" officeooo:paragraph-rsid="0059c1ee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Inconsolata" fo:font-style="normal" fo:font-weight="normal" officeooo:rsid="005a11ff" officeooo:paragraph-rsid="005a11ff" style:font-style-asian="normal" style:font-weight-asian="normal" style:font-style-complex="normal" style:font-weight-complex="normal"/>
    </style:style>
    <style:style style:name="P20" style:family="paragraph" style:parent-style-name="Standard" style:list-style-name="L19">
      <style:text-properties style:font-name="Inconsolata" fo:font-style="normal" fo:font-weight="normal" officeooo:rsid="005ac67d" officeooo:paragraph-rsid="005ac67d" style:font-style-asian="normal" style:font-weight-asian="normal" style:font-style-complex="normal" style:font-weight-complex="normal"/>
    </style:style>
    <style:style style:name="P21" style:family="paragraph" style:parent-style-name="Standard" style:list-style-name="L25">
      <style:text-properties style:font-name="Inconsolata" fo:font-style="normal" fo:font-weight="normal" officeooo:rsid="005e87cc" officeooo:paragraph-rsid="005e87cc" style:font-style-asian="normal" style:font-weight-asian="normal" style:font-style-complex="normal" style:font-weight-complex="normal"/>
    </style:style>
    <style:style style:name="P22" style:family="paragraph" style:parent-style-name="Standard" style:list-style-name="L27">
      <style:text-properties style:font-name="Inconsolata" fo:font-style="normal" fo:font-weight="normal" officeooo:rsid="0060451a" officeooo:paragraph-rsid="0060451a" style:font-style-asian="normal" style:font-weight-asian="normal" style:font-style-complex="normal" style:font-weight-complex="normal"/>
    </style:style>
    <style:style style:name="P23" style:family="paragraph" style:parent-style-name="Standard" style:list-style-name="L25">
      <style:text-properties style:font-name="Inconsolata" fo:font-style="normal" fo:font-weight="normal" officeooo:rsid="0063eae5" officeooo:paragraph-rsid="0063eae5" style:font-style-asian="normal" style:font-weight-asian="normal" style:font-style-complex="normal" style:font-weight-complex="normal"/>
    </style:style>
    <style:style style:name="P24" style:family="paragraph" style:parent-style-name="Standard" style:list-style-name="L25">
      <style:text-properties style:font-name="Inconsolata" fo:font-style="normal" fo:font-weight="normal" officeooo:rsid="0064a720" officeooo:paragraph-rsid="0064a720" style:font-style-asian="normal" style:font-weight-asian="normal" style:font-style-complex="normal" style:font-weight-complex="normal"/>
    </style:style>
    <style:style style:name="P25" style:family="paragraph" style:parent-style-name="Standard" style:list-style-name="L25">
      <style:text-properties style:font-name="Inconsolata" fo:font-style="normal" fo:font-weight="normal" officeooo:rsid="006a0d7b" officeooo:paragraph-rsid="006a0d7b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style:font-name="Inconsolata" officeooo:rsid="001ad08b" officeooo:paragraph-rsid="001ad08b"/>
    </style:style>
    <style:style style:name="P27" style:family="paragraph" style:parent-style-name="Standard" style:list-style-name="L3">
      <style:text-properties style:font-name="Inconsolata" officeooo:rsid="001ad08b" officeooo:paragraph-rsid="001ad08b"/>
    </style:style>
    <style:style style:name="P28" style:family="paragraph" style:parent-style-name="Standard" style:list-style-name="L3">
      <style:text-properties style:font-name="Inconsolata" officeooo:paragraph-rsid="001ad08b"/>
    </style:style>
    <style:style style:name="P29" style:family="paragraph" style:parent-style-name="Standard" style:list-style-name="L4">
      <style:text-properties style:font-name="Inconsolata" officeooo:paragraph-rsid="001ad08b"/>
    </style:style>
    <style:style style:name="P30" style:family="paragraph" style:parent-style-name="Standard">
      <style:text-properties style:font-name="Inconsolata" officeooo:rsid="001b93a4" officeooo:paragraph-rsid="001b93a4"/>
    </style:style>
    <style:style style:name="P31" style:family="paragraph" style:parent-style-name="Standard" style:list-style-name="L3">
      <style:text-properties style:font-name="Inconsolata" officeooo:rsid="001ccd81" officeooo:paragraph-rsid="001ccd81"/>
    </style:style>
    <style:style style:name="P32" style:family="paragraph" style:parent-style-name="Standard" style:list-style-name="L3">
      <style:text-properties style:font-name="Inconsolata" officeooo:rsid="001dd8e6" officeooo:paragraph-rsid="001dd8e6"/>
    </style:style>
    <style:style style:name="P33" style:family="paragraph" style:parent-style-name="Standard">
      <style:text-properties style:font-name="Inconsolata" officeooo:rsid="004bc345" officeooo:paragraph-rsid="0059524a"/>
    </style:style>
    <style:style style:name="P34" style:family="paragraph" style:parent-style-name="Standard" style:list-style-name="L21">
      <style:text-properties style:font-name="Inconsolata" officeooo:paragraph-rsid="0059524a"/>
    </style:style>
    <style:style style:name="P35" style:family="paragraph" style:parent-style-name="Standard" style:list-style-name="L21">
      <style:text-properties style:font-name="Inconsolata" officeooo:rsid="005a11ff" officeooo:paragraph-rsid="005a11ff"/>
    </style:style>
    <style:style style:name="P36" style:family="paragraph" style:parent-style-name="Standard" style:list-style-name="L21">
      <style:text-properties style:font-name="Inconsolata" officeooo:rsid="006506a4" officeooo:paragraph-rsid="006506a4"/>
    </style:style>
    <style:style style:name="P37" style:family="paragraph" style:parent-style-name="Standard" style:list-style-name="L21">
      <style:text-properties style:font-name="Inconsolata" officeooo:rsid="00660a10" officeooo:paragraph-rsid="00660a10"/>
    </style:style>
    <style:style style:name="P38" style:family="paragraph" style:parent-style-name="Standard">
      <style:text-properties style:font-name="Inconsolata" officeooo:rsid="006be8c2" officeooo:paragraph-rsid="006be8c2"/>
    </style:style>
    <style:style style:name="P39" style:family="paragraph" style:parent-style-name="Standard">
      <style:paragraph-properties fo:break-before="page"/>
      <style:text-properties style:font-name="Inconsolata" officeooo:rsid="00190a9a" officeooo:paragraph-rsid="00190a9a"/>
    </style:style>
    <style:style style:name="P40" style:family="paragraph" style:parent-style-name="Text_20_body">
      <style:text-properties style:font-name="Inconsolata" officeooo:rsid="00190a9a" officeooo:paragraph-rsid="00190a9a"/>
    </style:style>
    <style:style style:name="P41" style:family="paragraph" style:parent-style-name="Text_20_body">
      <style:text-properties style:font-name="Inconsolata" fo:font-style="italic" officeooo:rsid="00190a9a" officeooo:paragraph-rsid="00190a9a" style:font-style-asian="italic" style:font-style-complex="italic"/>
    </style:style>
    <style:style style:name="P42" style:family="paragraph" style:parent-style-name="Text_20_body">
      <style:text-properties style:font-name="Inconsolata" fo:font-style="italic" officeooo:rsid="004b9286" officeooo:paragraph-rsid="004b9286" style:font-style-asian="italic" style:font-style-complex="italic"/>
    </style:style>
    <style:style style:name="P43" style:family="paragraph" style:parent-style-name="Text_20_body">
      <style:text-properties style:font-name="Inconsolata" officeooo:rsid="001ad08b" officeooo:paragraph-rsid="001ad08b"/>
    </style:style>
    <style:style style:name="P44" style:family="paragraph" style:parent-style-name="Text_20_body">
      <style:text-properties style:font-name="Inconsolata" fo:font-style="normal" officeooo:rsid="001b93a4" officeooo:paragraph-rsid="001b93a4" style:font-style-asian="normal" style:font-style-complex="normal"/>
    </style:style>
    <style:style style:name="P45" style:family="paragraph" style:parent-style-name="Text_20_body">
      <style:text-properties style:font-name="Inconsolata" fo:font-style="normal" officeooo:rsid="001dd8e6" officeooo:paragraph-rsid="001dd8e6" style:font-style-asian="normal" style:font-style-complex="normal"/>
    </style:style>
    <style:style style:name="P46" style:family="paragraph" style:parent-style-name="Text_20_body">
      <style:text-properties style:font-name="Inconsolata" fo:font-style="normal" officeooo:rsid="001f6bc0" officeooo:paragraph-rsid="001f6bc0" style:font-style-asian="normal" style:font-style-complex="normal"/>
    </style:style>
    <style:style style:name="P47" style:family="paragraph" style:parent-style-name="Text_20_body">
      <style:text-properties style:font-name="Inconsolata" fo:font-style="normal" officeooo:rsid="0024a7a8" officeooo:paragraph-rsid="0024a7a8" style:font-style-asian="normal" style:font-style-complex="normal"/>
    </style:style>
    <style:style style:name="P48" style:family="paragraph" style:parent-style-name="Text_20_body">
      <style:text-properties style:font-name="Inconsolata" fo:font-style="normal" officeooo:rsid="00262686" officeooo:paragraph-rsid="00262686" style:font-style-asian="normal" style:font-style-complex="normal"/>
    </style:style>
    <style:style style:name="P49" style:family="paragraph" style:parent-style-name="Text_20_body">
      <style:text-properties style:font-name="Inconsolata" fo:font-style="normal" officeooo:rsid="00274d23" officeooo:paragraph-rsid="00274d23" style:font-style-asian="normal" style:font-style-complex="normal"/>
    </style:style>
    <style:style style:name="P50" style:family="paragraph" style:parent-style-name="Text_20_body">
      <style:text-properties style:font-name="Inconsolata" fo:font-style="normal" officeooo:rsid="0035cc8f" officeooo:paragraph-rsid="001dd8e6" style:font-style-asian="normal" style:font-style-complex="normal"/>
    </style:style>
    <style:style style:name="P51" style:family="paragraph" style:parent-style-name="Text_20_body">
      <style:text-properties style:font-name="Inconsolata" fo:font-style="normal" officeooo:rsid="0035cc8f" officeooo:paragraph-rsid="0035cc8f" style:font-style-asian="normal" style:font-style-complex="normal"/>
    </style:style>
    <style:style style:name="P52" style:family="paragraph" style:parent-style-name="Text_20_body">
      <style:text-properties style:font-name="Inconsolata" fo:font-style="normal" officeooo:rsid="00389bf1" officeooo:paragraph-rsid="00389bf1" style:font-style-asian="normal" style:font-style-complex="normal"/>
    </style:style>
    <style:style style:name="P53" style:family="paragraph" style:parent-style-name="Text_20_body" style:list-style-name="L7">
      <style:text-properties style:font-name="Inconsolata" fo:font-style="normal" officeooo:rsid="006aa2f8" officeooo:paragraph-rsid="006aa2f8" style:font-style-asian="normal" style:font-style-complex="normal"/>
    </style:style>
    <style:style style:name="P54" style:family="paragraph" style:parent-style-name="Text_20_body">
      <style:text-properties style:font-name="Inconsolata" fo:font-style="normal" fo:font-weight="bold" officeooo:rsid="001ccd81" officeooo:paragraph-rsid="001ccd81" style:font-style-asian="normal" style:font-weight-asian="bold" style:font-style-complex="normal" style:font-weight-complex="bold"/>
    </style:style>
    <style:style style:name="P55" style:family="paragraph" style:parent-style-name="Text_20_body">
      <style:text-properties style:font-name="Inconsolata" fo:font-style="normal" fo:font-weight="bold" officeooo:rsid="001d8aed" officeooo:paragraph-rsid="001d8aed" style:font-style-asian="normal" style:font-weight-asian="bold" style:font-style-complex="normal" style:font-weight-complex="bold"/>
    </style:style>
    <style:style style:name="P56" style:family="paragraph" style:parent-style-name="Text_20_body">
      <style:text-properties style:font-name="Inconsolata" fo:font-style="normal" fo:font-weight="bold" officeooo:rsid="002173bb" officeooo:paragraph-rsid="002173bb" style:font-style-asian="normal" style:font-weight-asian="bold" style:font-style-complex="normal" style:font-weight-complex="bold"/>
    </style:style>
    <style:style style:name="P57" style:family="paragraph" style:parent-style-name="Text_20_body">
      <style:text-properties style:font-name="Inconsolata" fo:font-style="normal" fo:font-weight="bold" officeooo:rsid="00274d23" officeooo:paragraph-rsid="00274d23" style:font-style-asian="normal" style:font-weight-asian="bold" style:font-style-complex="normal" style:font-weight-complex="bold"/>
    </style:style>
    <style:style style:name="P58" style:family="paragraph" style:parent-style-name="Text_20_body">
      <style:text-properties style:font-name="Inconsolata" fo:font-style="normal" fo:font-weight="bold" officeooo:rsid="0029cceb" officeooo:paragraph-rsid="0029cceb" style:font-style-asian="normal" style:font-weight-asian="bold" style:font-style-complex="normal" style:font-weight-complex="bold"/>
    </style:style>
    <style:style style:name="P59" style:family="paragraph" style:parent-style-name="Text_20_body">
      <style:text-properties style:font-name="Inconsolata" fo:font-style="normal" fo:font-weight="bold" officeooo:rsid="002b2204" officeooo:paragraph-rsid="002fb959" style:font-style-asian="normal" style:font-weight-asian="bold" style:font-style-complex="normal" style:font-weight-complex="bold"/>
    </style:style>
    <style:style style:name="P60" style:family="paragraph" style:parent-style-name="Text_20_body">
      <style:text-properties style:font-name="Inconsolata" fo:font-style="normal" fo:font-weight="bold" officeooo:rsid="00389bf1" officeooo:paragraph-rsid="00389bf1" style:font-style-asian="normal" style:font-weight-asian="bold" style:font-style-complex="normal" style:font-weight-complex="bold"/>
    </style:style>
    <style:style style:name="P61" style:family="paragraph" style:parent-style-name="Text_20_body">
      <style:text-properties style:font-name="Inconsolata" fo:font-style="normal" fo:font-weight="bold" officeooo:rsid="004b9286" officeooo:paragraph-rsid="004b9286" style:font-style-asian="normal" style:font-weight-asian="bold" style:font-style-complex="normal" style:font-weight-complex="bold"/>
    </style:style>
    <style:style style:name="P62" style:family="paragraph" style:parent-style-name="Text_20_body">
      <style:text-properties style:font-name="Inconsolata" fo:font-style="normal" fo:font-weight="bold" officeooo:rsid="005bc45d" officeooo:paragraph-rsid="005bc45d" style:font-style-asian="normal" style:font-weight-asian="bold" style:font-style-complex="normal" style:font-weight-complex="bold"/>
    </style:style>
    <style:style style:name="P63" style:family="paragraph" style:parent-style-name="Text_20_body">
      <style:text-properties style:font-name="Inconsolata" fo:font-style="normal" fo:font-weight="bold" officeooo:rsid="005c2839" officeooo:paragraph-rsid="005c2839" style:font-style-asian="normal" style:font-weight-asian="bold" style:font-style-complex="normal" style:font-weight-complex="bold"/>
    </style:style>
    <style:style style:name="P64" style:family="paragraph" style:parent-style-name="Text_20_body" style:list-style-name="L5">
      <style:text-properties style:font-name="Inconsolata" fo:font-style="normal" fo:font-weight="normal" officeooo:rsid="001ccd81" officeooo:paragraph-rsid="001ccd81" style:font-style-asian="normal" style:font-weight-asian="normal" style:font-style-complex="normal" style:font-weight-complex="normal"/>
    </style:style>
    <style:style style:name="P65" style:family="paragraph" style:parent-style-name="Text_20_body" style:list-style-name="L6">
      <style:text-properties style:font-name="Inconsolata" fo:font-style="normal" fo:font-weight="normal" officeooo:rsid="001d8aed" officeooo:paragraph-rsid="001d8aed" style:font-style-asian="normal" style:font-weight-asian="normal" style:font-style-complex="normal" style:font-weight-complex="normal"/>
    </style:style>
    <style:style style:name="P66" style:family="paragraph" style:parent-style-name="Text_20_body" style:list-style-name="L5">
      <style:text-properties style:font-name="Inconsolata" fo:font-style="normal" fo:font-weight="normal" officeooo:rsid="001fe07d" officeooo:paragraph-rsid="001fe07d" style:font-style-asian="normal" style:font-weight-asian="normal" style:font-style-complex="normal" style:font-weight-complex="normal"/>
    </style:style>
    <style:style style:name="P67" style:family="paragraph" style:parent-style-name="Text_20_body" style:list-style-name="L7">
      <style:text-properties style:font-name="Inconsolata" fo:font-style="normal" fo:font-weight="normal" officeooo:rsid="002173bb" officeooo:paragraph-rsid="002173bb" style:font-style-asian="normal" style:font-weight-asian="normal" style:font-style-complex="normal" style:font-weight-complex="normal"/>
    </style:style>
    <style:style style:name="P68" style:family="paragraph" style:parent-style-name="Text_20_body" style:list-style-name="L9">
      <style:text-properties style:font-name="Inconsolata" fo:font-style="normal" fo:font-weight="normal" officeooo:rsid="0029cceb" officeooo:paragraph-rsid="0029cceb" style:font-style-asian="normal" style:font-weight-asian="normal" style:font-style-complex="normal" style:font-weight-complex="normal"/>
    </style:style>
    <style:style style:name="P69" style:family="paragraph" style:parent-style-name="Text_20_body" style:list-style-name="L11">
      <style:text-properties style:font-name="Inconsolata" fo:font-style="normal" fo:font-weight="normal" officeooo:rsid="002cb6e7" officeooo:paragraph-rsid="002cb6e7" style:font-style-asian="normal" style:font-weight-asian="normal" style:font-style-complex="normal" style:font-weight-complex="normal"/>
    </style:style>
    <style:style style:name="P70" style:family="paragraph" style:parent-style-name="Text_20_body" style:list-style-name="L11">
      <style:text-properties style:font-name="Inconsolata" fo:font-style="normal" fo:font-weight="normal" officeooo:rsid="002ddf64" officeooo:paragraph-rsid="002ddf64" style:font-style-asian="normal" style:font-weight-asian="normal" style:font-style-complex="normal" style:font-weight-complex="normal"/>
    </style:style>
    <style:style style:name="P71" style:family="paragraph" style:parent-style-name="Text_20_body" style:list-style-name="L11">
      <style:text-properties style:font-name="Inconsolata" fo:font-style="normal" fo:font-weight="normal" officeooo:rsid="002eb65d" officeooo:paragraph-rsid="002eb65d" style:font-style-asian="normal" style:font-weight-asian="normal" style:font-style-complex="normal" style:font-weight-complex="normal"/>
    </style:style>
    <style:style style:name="P72" style:family="paragraph" style:parent-style-name="Text_20_body" style:list-style-name="L13">
      <style:text-properties style:font-name="Inconsolata" fo:font-style="normal" fo:font-weight="normal" officeooo:rsid="00314ac7" officeooo:paragraph-rsid="00314ac7" style:font-style-asian="normal" style:font-weight-asian="normal" style:font-style-complex="normal" style:font-weight-complex="normal"/>
    </style:style>
    <style:style style:name="P73" style:family="paragraph" style:parent-style-name="Text_20_body" style:list-style-name="L13">
      <style:text-properties style:font-name="Inconsolata" fo:font-style="normal" fo:font-weight="normal" officeooo:rsid="00329b41" officeooo:paragraph-rsid="00329b41" style:font-style-asian="normal" style:font-weight-asian="normal" style:font-style-complex="normal" style:font-weight-complex="normal"/>
    </style:style>
    <style:style style:name="P74" style:family="paragraph" style:parent-style-name="Text_20_body" style:list-style-name="L13">
      <style:text-properties style:font-name="Inconsolata" fo:font-style="normal" fo:font-weight="normal" officeooo:rsid="00329e3d" officeooo:paragraph-rsid="00329e3d" style:font-style-asian="normal" style:font-weight-asian="normal" style:font-style-complex="normal" style:font-weight-complex="normal"/>
    </style:style>
    <style:style style:name="P75" style:family="paragraph" style:parent-style-name="Text_20_body" style:list-style-name="L26">
      <style:text-properties style:font-name="Inconsolata" fo:font-style="normal" fo:font-weight="normal" officeooo:rsid="003a710e" officeooo:paragraph-rsid="003a710e" style:font-style-asian="normal" style:font-weight-asian="normal" style:font-style-complex="normal" style:font-weight-complex="normal"/>
    </style:style>
    <style:style style:name="P76" style:family="paragraph" style:parent-style-name="Text_20_body" style:list-style-name="L5">
      <style:text-properties style:font-name="Inconsolata" fo:font-style="normal" fo:font-weight="normal" officeooo:rsid="003c1995" officeooo:paragraph-rsid="003c1995" style:font-style-asian="normal" style:font-weight-asian="normal" style:font-style-complex="normal" style:font-weight-complex="normal"/>
    </style:style>
    <style:style style:name="P77" style:family="paragraph" style:parent-style-name="Text_20_body" style:list-style-name="L9">
      <style:text-properties style:font-name="Inconsolata" fo:font-style="normal" fo:font-weight="normal" officeooo:rsid="003ca367" officeooo:paragraph-rsid="003ca367" style:font-style-asian="normal" style:font-weight-asian="normal" style:font-style-complex="normal" style:font-weight-complex="normal"/>
    </style:style>
    <style:style style:name="P78" style:family="paragraph" style:parent-style-name="Text_20_body" style:list-style-name="L26">
      <style:text-properties style:font-name="Inconsolata" fo:font-style="normal" fo:font-weight="normal" officeooo:rsid="003e45b5" officeooo:paragraph-rsid="003e45b5" style:font-style-asian="normal" style:font-weight-asian="normal" style:font-style-complex="normal" style:font-weight-complex="normal"/>
    </style:style>
    <style:style style:name="P79" style:family="paragraph" style:parent-style-name="Text_20_body" style:list-style-name="L9">
      <style:text-properties style:font-name="Inconsolata" fo:font-style="normal" fo:font-weight="normal" officeooo:rsid="003e68a1" officeooo:paragraph-rsid="003e68a1" style:font-style-asian="normal" style:font-weight-asian="normal" style:font-style-complex="normal" style:font-weight-complex="normal"/>
    </style:style>
    <style:style style:name="P80" style:family="paragraph" style:parent-style-name="Text_20_body" style:list-style-name="L26">
      <style:text-properties style:font-name="Inconsolata" fo:font-style="normal" fo:font-weight="normal" officeooo:rsid="00472707" officeooo:paragraph-rsid="00472707" style:font-style-asian="normal" style:font-weight-asian="normal" style:font-style-complex="normal" style:font-weight-complex="normal"/>
    </style:style>
    <style:style style:name="P81" style:family="paragraph" style:parent-style-name="Text_20_body" style:list-style-name="L17">
      <style:text-properties style:font-name="Inconsolata" fo:font-style="normal" fo:font-weight="normal" officeooo:rsid="004b9286" officeooo:paragraph-rsid="004b9286" style:font-style-asian="normal" style:font-weight-asian="normal" style:font-style-complex="normal" style:font-weight-complex="normal"/>
    </style:style>
    <style:style style:name="P82" style:family="paragraph" style:parent-style-name="Text_20_body" style:list-style-name="L22">
      <style:text-properties style:font-name="Inconsolata" fo:font-style="normal" fo:font-weight="normal" officeooo:rsid="005bc45d" officeooo:paragraph-rsid="005bc45d" style:font-style-asian="normal" style:font-weight-asian="normal" style:font-style-complex="normal" style:font-weight-complex="normal"/>
    </style:style>
    <style:style style:name="P83" style:family="paragraph" style:parent-style-name="Text_20_body" style:list-style-name="L23">
      <style:text-properties style:font-name="Inconsolata" fo:font-style="normal" fo:font-weight="normal" officeooo:rsid="005c25ca" officeooo:paragraph-rsid="005c25ca" style:font-style-asian="normal" style:font-weight-asian="normal" style:font-style-complex="normal" style:font-weight-complex="normal"/>
    </style:style>
    <style:style style:name="P84" style:family="paragraph" style:parent-style-name="Text_20_body" style:list-style-name="L24">
      <style:text-properties style:font-name="Inconsolata" fo:font-style="normal" fo:font-weight="normal" officeooo:rsid="005c2839" officeooo:paragraph-rsid="005c2839" style:font-style-asian="normal" style:font-weight-asian="normal" style:font-style-complex="normal" style:font-weight-complex="normal"/>
    </style:style>
    <style:style style:name="P85" style:family="paragraph" style:parent-style-name="Text_20_body" style:list-style-name="L26">
      <style:text-properties style:font-name="Inconsolata" fo:font-style="normal" fo:font-weight="normal" officeooo:rsid="005c2839" officeooo:paragraph-rsid="005c2839" style:font-style-asian="normal" style:font-weight-asian="normal" style:font-style-complex="normal" style:font-weight-complex="normal"/>
    </style:style>
    <style:style style:name="P86" style:family="paragraph" style:parent-style-name="Text_20_body" style:list-style-name="L24">
      <style:text-properties style:font-name="Inconsolata" fo:font-style="normal" fo:font-weight="normal" officeooo:rsid="005cb16b" officeooo:paragraph-rsid="005cb16b" style:font-style-asian="normal" style:font-weight-asian="normal" style:font-style-complex="normal" style:font-weight-complex="normal"/>
    </style:style>
    <style:style style:name="P87" style:family="paragraph" style:parent-style-name="Text_20_body">
      <style:text-properties style:font-name="Inconsolata" officeooo:paragraph-rsid="001ad08b"/>
    </style:style>
    <style:style style:name="P88" style:family="paragraph" style:parent-style-name="Text_20_body">
      <style:text-properties style:font-name="Inconsolata" officeooo:paragraph-rsid="005b3539"/>
    </style:style>
    <style:style style:name="P89" style:family="paragraph" style:parent-style-name="Text_20_body">
      <style:paragraph-properties fo:break-before="page"/>
      <style:text-properties style:font-name="Inconsolata" fo:font-style="italic" officeooo:rsid="004b9286" officeooo:paragraph-rsid="004b9286" style:font-style-asian="italic" style:font-style-complex="italic"/>
    </style:style>
    <style:style style:name="P90" style:family="paragraph" style:parent-style-name="Heading_20_2">
      <style:text-properties style:font-name="Inconsolata" officeooo:rsid="00190a9a" officeooo:paragraph-rsid="00190a9a"/>
    </style:style>
    <style:style style:name="P91" style:family="paragraph" style:parent-style-name="Heading_20_2" style:list-style-name="">
      <style:text-properties style:font-name="Inconsolata" officeooo:rsid="00190a9a" officeooo:paragraph-rsid="00190a9a"/>
    </style:style>
    <style:style style:name="P92" style:family="paragraph" style:parent-style-name="Heading_20_2">
      <style:text-properties style:font-name="Inconsolata" fo:font-style="normal" officeooo:rsid="001ad08b" officeooo:paragraph-rsid="001ad08b" style:font-style-asian="normal" style:font-style-complex="normal"/>
    </style:style>
    <style:style style:name="P93" style:family="paragraph" style:parent-style-name="Heading_20_2">
      <style:paragraph-properties fo:break-before="page"/>
      <style:text-properties style:font-name="Inconsolata" officeooo:rsid="00190a9a" officeooo:paragraph-rsid="00190a9a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90a9a" style:font-style-asian="normal" style:font-style-complex="normal"/>
    </style:style>
    <style:style style:name="T3" style:family="text">
      <style:text-properties fo:font-style="normal" officeooo:rsid="001ad08b" style:font-style-asian="normal" style:font-style-complex="normal"/>
    </style:style>
    <style:style style:name="T4" style:family="text">
      <style:text-properties fo:font-style="normal" officeooo:rsid="003a710e" style:font-style-asian="normal" style:font-style-complex="normal"/>
    </style:style>
    <style:style style:name="T5" style:family="text">
      <style:text-properties fo:font-style="normal" officeooo:rsid="004547c9" style:font-style-asian="normal" style:font-style-complex="normal"/>
    </style:style>
    <style:style style:name="T6" style:family="text">
      <style:text-properties fo:font-style="normal" officeooo:rsid="00459990" style:font-style-asian="normal" style:font-style-complex="normal"/>
    </style:style>
    <style:style style:name="T7" style:family="text">
      <style:text-properties fo:font-style="normal" officeooo:rsid="004603b5" style:font-style-asian="normal" style:font-style-complex="normal"/>
    </style:style>
    <style:style style:name="T8" style:family="text">
      <style:text-properties fo:font-style="normal" officeooo:rsid="005215c0" style:font-style-asian="normal" style:font-style-complex="normal"/>
    </style:style>
    <style:style style:name="T9" style:family="text">
      <style:text-properties fo:font-style="normal" officeooo:rsid="0052afe0" style:font-style-asian="normal" style:font-style-complex="normal"/>
    </style:style>
    <style:style style:name="T10" style:family="text">
      <style:text-properties fo:font-style="normal" officeooo:rsid="0054dca2" style:font-style-asian="normal" style:font-style-complex="normal"/>
    </style:style>
    <style:style style:name="T11" style:family="text">
      <style:text-properties fo:font-style="normal" officeooo:rsid="0067ae98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1ad08b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540af3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52afe0" style:font-style-asian="normal" style:font-weight-asian="bold" style:font-style-complex="normal" style:font-weight-complex="bold"/>
    </style:style>
    <style:style style:name="T16" style:family="text">
      <style:text-properties fo:font-style="normal" fo:font-weight="normal" officeooo:rsid="001ad08b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215c0" style:font-style-asian="normal" style:font-weight-asian="normal" style:font-style-complex="normal" style:font-weight-complex="normal"/>
    </style:style>
    <style:style style:name="T18" style:family="text">
      <style:text-properties style:font-name="Inconsolata" fo:font-style="normal" style:font-style-asian="normal" style:font-style-complex="normal"/>
    </style:style>
    <style:style style:name="T19" style:family="text">
      <style:text-properties style:font-name="Inconsolata" fo:font-style="normal" officeooo:rsid="00190a9a" style:font-style-asian="normal" style:font-style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1ccd81"/>
    </style:style>
    <style:style style:name="T22" style:family="text">
      <style:text-properties officeooo:rsid="00239429"/>
    </style:style>
    <style:style style:name="T23" style:family="text">
      <style:text-properties officeooo:rsid="0026ba5e"/>
    </style:style>
    <style:style style:name="T24" style:family="text">
      <style:text-properties officeooo:rsid="002eb65d"/>
    </style:style>
    <style:style style:name="T25" style:family="text">
      <style:text-properties officeooo:rsid="002ee476"/>
    </style:style>
    <style:style style:name="T26" style:family="text">
      <style:text-properties officeooo:rsid="00329e3d"/>
    </style:style>
    <style:style style:name="T27" style:family="text">
      <style:text-properties officeooo:rsid="003490f2"/>
    </style:style>
    <style:style style:name="T28" style:family="text">
      <style:text-properties officeooo:rsid="003e68a1"/>
    </style:style>
    <style:style style:name="T29" style:family="text">
      <style:text-properties officeooo:rsid="00400514"/>
    </style:style>
    <style:style style:name="T30" style:family="text">
      <style:text-properties officeooo:rsid="0040fbe5"/>
    </style:style>
    <style:style style:name="T31" style:family="text">
      <style:text-properties officeooo:rsid="0041767b"/>
    </style:style>
    <style:style style:name="T32" style:family="text">
      <style:text-properties officeooo:rsid="00436975"/>
    </style:style>
    <style:style style:name="T33" style:family="text">
      <style:text-properties officeooo:rsid="0044e057"/>
    </style:style>
    <style:style style:name="T34" style:family="text">
      <style:text-properties officeooo:rsid="0050729d"/>
    </style:style>
    <style:style style:name="T35" style:family="text">
      <style:text-properties officeooo:rsid="0055e625"/>
    </style:style>
    <style:style style:name="T36" style:family="text">
      <style:text-properties officeooo:rsid="0060f232"/>
    </style:style>
    <style:style style:name="T37" style:family="text">
      <style:text-properties officeooo:rsid="0069687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Yuriy Netesov</text:h>
      <text:p text:style-name="P3"><text:a xlink:type="simple" xlink:href="mailto:yuriy.netesov@gmail.com">yuriy.netesov@gmail.com</text:a></text:p>
      <text:p text:style-name="P3">+380683673196</text:p>
      <text:p text:style-name="P3"/>
      <text:h text:style-name="P1" text:outline-level="1">Summary</text:h>
      <text:p text:style-name="P3">6 years of commercial software development experience including such domains as navigation systems, gamedev, server-side/backend systems.</text:p>
      <text:p text:style-name="P3"/>
      <text:p text:style-name="P3">My strongest skills are c++(6 years), python(2 years), linux(4 years)</text:p>
      <text:p text:style-name="P26">I prefer to work in open source environment.</text:p>
      <text:p text:style-name="P26"/>
      <text:p text:style-name="P38">I am trying to know system from top to bottom: I can develop high level abstractions, but I am also know some about kernel internals and assembler listings.</text:p>
      <text:p text:style-name="P26"/>
      <text:p text:style-name="P30">I have a strong will to self improvement and I am keep learning in my spare time.</text:p>
      <text:p text:style-name="P26"/>
      <text:h text:style-name="P92" text:outline-level="2">Skills</text:h>
      <text:p text:style-name="P88"><text:span text:style-name="T13">Languages:</text:span><text:span text:style-name="T16"> </text:span><text:span text:style-name="T17">C</text:span><text:span text:style-name="T16">, </text:span><text:span text:style-name="T8">C</text:span><text:span text:style-name="T3">++, </text:span><text:span text:style-name="T8">P</text:span><text:span text:style-name="T3">ython, </text:span><text:span text:style-name="T8">Er</text:span><text:span text:style-name="T3">lang, asm(x86), sh script, emacs lisp, </text:span><text:span text:style-name="T8">P</text:span><text:span text:style-name="T3">erl, </text:span><text:span text:style-name="T8">C</text:span><text:span text:style-name="T3">#<text:line-break/></text:span><text:span text:style-name="T13">Os:</text:span><text:span text:style-name="T3"> </text:span><text:span text:style-name="T8">GNU</text:span><text:span text:style-name="T3">/</text:span><text:span text:style-name="T8">L</text:span><text:span text:style-name="T3">inux, </text:span><text:span text:style-name="T8">F</text:span><text:span text:style-name="T3">ree</text:span><text:span text:style-name="T8">BSD</text:span><text:span text:style-name="T3">, </text:span><text:span text:style-name="T8">W</text:span><text:span text:style-name="T3">indows<text:line-break/></text:span><text:span text:style-name="T13">Tools:</text:span><text:span text:style-name="T3"> emacs, gdb, gcc, clang, stumpwm, zsh<text:line-break/></text:span><text:span text:style-name="T13">Version control:</text:span><text:span text:style-name="T3"> git, mercurial, svn, perforce<text:line-break/></text:span><text:span text:style-name="T13">DB:</text:span><text:span text:style-name="T3"> postgresql, </text:span><text:span text:style-name="T11">mys</text:span><text:span text:style-name="T3">ql, sqlite<text:line-break/></text:span><text:span text:style-name="T13">Technologies/approaches:</text:span><text:span text:style-name="T3"> tcp/ip, design patterns, agile, multi-threading/concurrency, high-load, server-side, backend</text:span></text:p>
      <text:p text:style-name="P88"><text:span text:style-name="T14">D</text:span><text:span text:style-name="T15">omains:</text:span><text:span text:style-name="T9"> </text:span><text:span text:style-name="T3">navigation-systems, </text:span><text:span text:style-name="T10">game development, backend/server-side</text:span></text:p>
      <text:p text:style-name="P87"><text:span text:style-name="T3"/></text:p>
      <text:p text:style-name="P3"/>
      <text:p text:style-name="P39"/>
      <text:h text:style-name="P1" text:outline-level="1">Experience</text:h>
      <text:h text:style-name="Heading_20_2" text:outline-level="2"><text:span text:style-name="T18">CloudMade (</text:span><text:a xlink:type="simple" xlink:href="http://cloudmade.com/"><text:span text:style-name="T18">http://cloudmade.</text:span></text:a><text:a xlink:type="simple" xlink:href="http://cloudmade.com/"><text:span text:style-name="T19">com</text:span></text:a><text:span text:style-name="T18">)</text:span></text:h>
      <text:p text:style-name="P41">Senior Software Developer</text:p>
      <text:p text:style-name="P41">November 2012 – present (1 year 6 months)</text:p>
      <text:p text:style-name="P40"><text:span text:style-name="T1">I am one of core developers of Hybrid, Micromap and Mapsafe technologies.</text:span></text:p>
      <text:p text:style-name="P43"><text:span text:style-name="T1">I am working on navigation systems(routing, tbt guidance, geocoding, map-matching). </text:span></text:p>
      <text:p text:style-name="P40"><text:span text:style-name="T1">Please refer to this link to found more about CloudMade technologies: </text:span><text:a xlink:type="simple" xlink:href="http://cloudmade.com/technologies/overview"><text:span text:style-name="T1">http://cloudmade.com/technologies/overview</text:span></text:a></text:p>
      <text:p text:style-name="P3"><text:span text:style-name="T1"/></text:p>
      <text:p text:style-name="P4"><text:span text:style-name="T12">Technologies used</text:span><text:span text:style-name="T1">: </text:span></text:p>
      <text:list xml:id="list148317859311984946" text:style-name="L3">
        <text:list-item>
          <text:p text:style-name="P28"><text:span text:style-name="T4">C</text:span><text:span text:style-name="T2">++ (STL, boost, </text:span><text:span text:style-name="T3">sqlite, spatialite</text:span><text:span text:style-name="T2">), </text:span></text:p>
        </text:list-item>
        <text:list-item>
          <text:p text:style-name="P28"><text:span text:style-name="T6">P</text:span><text:span text:style-name="T2">ython </text:span><text:span text:style-name="T3">(sqlalchemy, gevent, bottle, </text:span><text:span text:style-name="T7">AMQP</text:span><text:span text:style-name="T3">, rabbitmq)</text:span></text:p>
        </text:list-item>
        <text:list-item>
          <text:p text:style-name="P27"><text:span text:style-name="T2">p</text:span><text:span text:style-name="T1">ostgresql</text:span></text:p>
        </text:list-item>
        <text:list-item>
          <text:p text:style-name="P27"><text:span text:style-name="T1">bash scripting</text:span></text:p>
        </text:list-item>
        <text:list-item>
          <text:p text:style-name="P27"><text:span text:style-name="T5">Client</text:span><text:span text:style-name="T1">/</text:span><text:span text:style-name="T5">S</text:span><text:span text:style-name="T1">erver, </text:span><text:span text:style-name="T5">TCP</text:span><text:span text:style-name="T1">/</text:span><text:span text:style-name="T5">IP</text:span></text:p>
        </text:list-item>
        <text:list-item>
          <text:p text:style-name="P27"><text:span text:style-name="T5">GNU/L</text:span><text:span text:style-name="T1">inux, </text:span><text:span text:style-name="T5">A</text:span><text:span text:style-name="T1">ndroid</text:span></text:p>
        </text:list-item>
        <text:list-item>
          <text:p text:style-name="P31"><text:span text:style-name="T5">G</text:span><text:span text:style-name="T1">it, </text:span><text:span text:style-name="T5">SVN</text:span></text:p>
        </text:list-item>
        <text:list-item>
          <text:p text:style-name="P32"><text:span text:style-name="T5">CM</text:span><text:span text:style-name="T1">ake</text:span></text:p>
        </text:list-item>
      </text:list>
      <text:p text:style-name="P6"><text:span text:style-name="T1">Approaches:</text:span></text:p>
      <text:list xml:id="list218324735520495475" text:style-name="L4">
        <text:list-item>
          <text:p text:style-name="P29"><text:span text:style-name="T16">Agile/Scrum</text:span></text:p>
        </text:list-item>
        <text:list-item>
          <text:p text:style-name="P29"><text:span text:style-name="T16">TDD</text:span></text:p>
        </text:list-item>
        <text:list-item>
          <text:p text:style-name="P29"><text:span text:style-name="T16">Code review</text:span></text:p>
        </text:list-item>
        <text:list-item>
          <text:p text:style-name="P29"><text:span text:style-name="T16">Pair programming</text:span></text:p>
        </text:list-item>
      </text:list>
      <text:p text:style-name="P5"><text:span text:style-name="T1">My responsibilities:</text:span></text:p>
      <text:list xml:id="list9143742744068191566" text:style-name="L1">
        <text:list-item>
          <text:p text:style-name="P7"><text:span text:style-name="T3">Design/</text:span><text:span text:style-name="T1">Implementation of new features </text:span></text:p>
        </text:list-item>
        <text:list-item>
          <text:p text:style-name="P7"><text:span text:style-name="T3">S</text:span><text:span text:style-name="T1">upport </text:span><text:span text:style-name="T3">cases handling</text:span><text:span text:style-name="T1"> </text:span></text:p>
        </text:list-item>
        <text:list-item>
          <text:p text:style-name="P9"><text:span text:style-name="T1">Bug fixing</text:span></text:p>
        </text:list-item>
        <text:list-item>
          <text:p text:style-name="P9"><text:span text:style-name="T1">Refactoring of old code(10+ years) </text:span></text:p>
        </text:list-item>
        <text:list-item>
          <text:p text:style-name="P9"><text:span text:style-name="T1">Interview with new candidates</text:span></text:p>
        </text:list-item>
        <text:list-item>
          <text:p text:style-name="P9"><text:span text:style-name="T1">Customer communications</text:span></text:p>
        </text:list-item>
        <text:list-item>
          <text:p text:style-name="P9"><text:span text:style-name="T1">Delivery process handling</text:span></text:p>
        </text:list-item>
      </text:list>
      <text:p text:style-name="P6"><text:span text:style-name="T1">Achievements:</text:span></text:p>
      <text:list xml:id="list7209498370329398109" text:style-name="L2">
        <text:list-item>
          <text:p text:style-name="P10"><text:span text:style-name="T1">Integration of unified build system</text:span></text:p>
        </text:list-item>
        <text:list-item>
          <text:p text:style-name="P10"><text:span text:style-name="T1">Design/Implementation of several new features from scratch(keyword search for example)</text:span></text:p>
        </text:list-item>
        <text:list-item>
          <text:p text:style-name="P10"><text:span text:style-name="T1">Grow from regular developer to one of the key persons</text:span></text:p>
        </text:list-item>
        <text:list-item>
          <text:p text:style-name="P10"><text:span text:style-name="T1">Design and implementation from scratch of some web services with python</text:span></text:p>
        </text:list-item>
        <text:list-item>
          <text:p text:style-name="P10"><text:span text:style-name="T1">Work process organization: code review, continuous integration, branching</text:span></text:p>
        </text:list-item>
        <text:list-item>
          <text:p text:style-name="P11"><text:span text:style-name="T1">High unit tests coverage of new functionality</text:span></text:p>
          <text:p text:style-name="P8"><text:span text:style-name="T1"/></text:p>
        </text:list-item>
      </text:list>
      <text:h text:style-name="P93" text:outline-level="2"><text:span text:style-name="T1">Freelance/Self employed</text:span></text:h>
      <text:p text:style-name="P41">Server-side Software Developer</text:p>
      <text:p text:style-name="P41">June 2012 – November 2012 (6 months)</text:p>
      <text:p text:style-name="P44">My <text:span text:style-name="T21">role here was developing of server-side for online social game. The plan was to host the game on such platforms as my.mail.ru, odnoklasniki.ru, vkontakte.ru. I was the part of small team of freelancers. The project have not been launched due to a lack of bugdet and some conflicts of manager and customers.</text:span></text:p>
      <text:p text:style-name="P46">You can see source code for this project by next links:</text:p>
      <text:p text:style-name="P46"><text:a xlink:type="simple" xlink:href="https://bitbucket.org/dehun/badtaste/src">https://bitbucket.org/dehun/badtaste/src</text:a></text:p>
      <text:p text:style-name="P46">https://bitbucket.org/dehun/protogen</text:p>
      <text:p text:style-name="P44"/>
      <text:p text:style-name="P54">Technologies:</text:p>
      <text:list xml:id="list3412564828279911828" text:style-name="L5">
        <text:list-item>
          <text:p text:style-name="P64"><text:span text:style-name="T26">E</text:span>rlang (mnesia, mochiweb, <text:span text:style-name="T33">rebar</text:span>)</text:p>
        </text:list-item>
        <text:list-item>
          <text:p text:style-name="P64"><text:span text:style-name="T26">P</text:span>ython</text:p>
        </text:list-item>
        <text:list-item>
          <text:p text:style-name="P64"><text:span text:style-name="T26">XML</text:span> + <text:span text:style-name="T26">XSLT</text:span></text:p>
        </text:list-item>
        <text:list-item>
          <text:p text:style-name="P64">mercurial</text:p>
        </text:list-item>
        <text:list-item>
          <text:p text:style-name="P66"><text:span text:style-name="T26">GNU/L</text:span>inux</text:p>
        </text:list-item>
        <text:list-item>
          <text:p text:style-name="P76"><text:span text:style-name="T28">C</text:span>lient/server, <text:span text:style-name="T29">TCP</text:span>/<text:span text:style-name="T29">IP</text:span></text:p>
        </text:list-item>
      </text:list>
      <text:p text:style-name="P55">Approaches:</text:p>
      <text:list xml:id="list5333356571332774119" text:style-name="L6">
        <text:list-item>
          <text:p text:style-name="P65"><text:span text:style-name="T26">A</text:span>gile</text:p>
        </text:list-item>
        <text:list-item>
          <text:p text:style-name="P65">TDD</text:p>
        </text:list-item>
      </text:list>
      <text:p text:style-name="P62">My responsibilities:</text:p>
      <text:list xml:id="list451580937680564929" text:style-name="L22">
        <text:list-item>
          <text:p text:style-name="P82">Implementation of backend server side using erlang</text:p>
        </text:list-item>
        <text:list-item>
          <text:p text:style-name="P82">Communications with client side developer and manager</text:p>
        </text:list-item>
      </text:list>
      <text:p text:style-name="P56">Achievements:</text:p>
      <text:list xml:id="list5310721912622963144" text:style-name="L7">
        <text:list-item>
          <text:p text:style-name="P67">Developed <text:span text:style-name="T22">distributed server-side solution from scratch</text:span></text:p>
        </text:list-item>
        <text:list-item>
          <text:p text:style-name="P53"><text:span text:style-name="T20">Used TDD to make a good unit tests coverage</text:span></text:p>
        </text:list-item>
      </text:list>
      <text:p text:style-name="P47"><text:span text:style-name="T20"/></text:p>
      <text:h text:style-name="P93" text:outline-level="2"><text:span text:style-name="T1">Dark Joker Games (mail.ru group) (</text:span><text:a xlink:type="simple" xlink:href="http://djm.kiev.ua/"><text:span text:style-name="T1">http://djm.kiev.ua</text:span></text:a><text:span text:style-name="T1">)</text:span></text:h>
      <text:p text:style-name="P41">Server-side Software Developer</text:p>
      <text:p text:style-name="P41">April 2011 – October 2012 (1 year 7 months)</text:p>
      <text:p text:style-name="P48">I was <text:span text:style-name="T23">part of very small backend team (2 developers).</text:span></text:p>
      <text:p text:style-name="P49">My main responsibility was developing of new features for a social game backend.</text:p>
      <text:p text:style-name="P49">Game have been hosted for many social platforms: vk.com, odnoklasniki.ru, my.mail.ru. </text:p>
      <text:p text:style-name="P57">Technologies:</text:p>
      <text:list xml:id="list4355086789119293432" text:style-name="L9">
        <text:list-item>
          <text:p text:style-name="P68"><text:span text:style-name="T27">C</text:span>++ (<text:span text:style-name="T27">STL</text:span>, <text:span text:style-name="T27">B</text:span>oost)</text:p>
        </text:list-item>
        <text:list-item>
          <text:p text:style-name="P68"><text:span text:style-name="T27">P</text:span>ython</text:p>
        </text:list-item>
        <text:list-item>
          <text:p text:style-name="P68"><text:span text:style-name="T27">M</text:span>y<text:span text:style-name="T27">S</text:span>ql</text:p>
        </text:list-item>
        <text:list-item>
          <text:p text:style-name="P68"><text:span text:style-name="T32">CM</text:span>ake</text:p>
        </text:list-item>
        <text:list-item>
          <text:p text:style-name="P77"><text:span text:style-name="T31">Client/Server</text:span>, <text:span text:style-name="T30">TCP</text:span>/<text:span text:style-name="T30">IP</text:span></text:p>
        </text:list-item>
        <text:list-item>
          <text:p text:style-name="P79">GNU/Linux</text:p>
        </text:list-item>
      </text:list>
      <text:p text:style-name="P58">Approaches:</text:p>
      <text:list xml:id="list3797499387043827409" text:style-name="L13">
        <text:list-item>
          <text:p text:style-name="P72"><text:span text:style-name="T26">A</text:span>gile</text:p>
        </text:list-item>
        <text:list-item>
          <text:p text:style-name="P73"><text:span text:style-name="T26">C</text:span>ode review</text:p>
        </text:list-item>
        <text:list-item>
          <text:p text:style-name="P74">Pair programming</text:p>
        </text:list-item>
      </text:list>
      <text:p text:style-name="P62">My responsibilities:</text:p>
      <text:list xml:id="list5652564872780095599" text:style-name="L23">
        <text:list-item>
          <text:p text:style-name="P83">Architecture of server side subsystems(game subsystems and core functional subsystems)</text:p>
        </text:list-item>
        <text:list-item>
          <text:p text:style-name="P83">Massive refactoring of old code</text:p>
        </text:list-item>
        <text:list-item>
          <text:p text:style-name="P83">Bugfix and analysis of crashes</text:p>
        </text:list-item>
        <text:list-item>
          <text:p text:style-name="P83">Increasing of server performance and stability</text:p>
        </text:list-item>
      </text:list>
      <text:p text:style-name="P59">Achievements:</text:p>
      <text:list xml:id="list3150317271847826982" text:style-name="L11">
        <text:list-item>
          <text:p text:style-name="P69">Designed almost all new features with proper OOP/OOD design</text:p>
        </text:list-item>
        <text:list-item>
          <text:p text:style-name="P70">Integrated modern software techniques <text:span text:style-name="T24">and approaches: agile, code review, branch-per-feature model</text:span></text:p>
        </text:list-item>
        <text:list-item>
          <text:p text:style-name="P71">Integrated <text:span text:style-name="T25">mercurial, boost and other modern instruments into team work flow</text:span> </text:p>
        </text:list-item>
      </text:list>
      <text:h text:style-name="P91" text:outline-level="2"><text:span text:style-name="T1"/></text:h>
      <text:h text:style-name="P93" text:outline-level="2"><text:span text:style-name="T1">Ubisoft Ukraine (</text:span><text:a xlink:type="simple" xlink:href="http://ubi.com/"><text:span text:style-name="T1">http://ubi.com</text:span></text:a><text:span text:style-name="T1">)</text:span></text:h>
      <text:p text:style-name="P41">Software Developer</text:p>
      <text:p text:style-name="P41">January 2010 – November 2010 (11 months)</text:p>
      <text:p text:style-name="P45">I have been a part of small team of developers. Our main task was to port “Splinter Cell 5 conviction” from PC/Ps3/Xbox platforms to a Mac Os X platform.</text:p>
      <text:p text:style-name="P50">You can find information about the game here:</text:p>
      <text:p text:style-name="P51"><text:a xlink:type="simple" xlink:href="http://en.wikipedia.org/wiki/Tom_Clancy%27s_Splinter_Cell:_Conviction">http://en.wikipedia.org/wiki/Tom_Clancy%27s_Splinter_Cell:_Conviction</text:a></text:p>
      <text:p text:style-name="P52">My main responsibility was network libraries porting and porting of general game code to a Mac Os X</text:p>
      <text:p text:style-name="P60">Technologies:</text:p>
      <text:list xml:id="list6566422833361808237" text:style-name="L26">
        <text:list-item>
          <text:p text:style-name="P75">C++</text:p>
        </text:list-item>
        <text:list-item>
          <text:p text:style-name="P78">Client/Server, TCP/IP</text:p>
        </text:list-item>
        <text:list-item>
          <text:p text:style-name="P80">Perl</text:p>
        </text:list-item>
        <text:list-item>
          <text:p text:style-name="P80">bash scripting</text:p>
        </text:list-item>
        <text:list-item>
          <text:p text:style-name="P85">Xcode</text:p>
        </text:list-item>
        <text:list-item>
          <text:p text:style-name="P80">A lot of internal Ubi technologies</text:p>
        </text:list-item>
      </text:list>
      <text:p text:style-name="P63">My responsibilities:</text:p>
      <text:list xml:id="list5234135880028745513" text:style-name="L24">
        <text:list-item>
          <text:p text:style-name="P84">Porting of core subsystems of game from PC platform to Mac Os X</text:p>
        </text:list-item>
        <text:list-item>
          <text:p text:style-name="P86">Porting of network subsystems from PC to Mac Os X</text:p>
        </text:list-item>
        <text:list-item>
          <text:p text:style-name="P86">Code review</text:p>
        </text:list-item>
      </text:list>
      <text:p text:style-name="P61">Achievements:</text:p>
      <text:list xml:id="list9185539809084662901" text:style-name="L17">
        <text:list-item>
          <text:p text:style-name="P81">Ported all network and some core libraries</text:p>
        </text:list-item>
        <text:list-item>
          <text:p text:style-name="P81">Ported big amount of code <text:span text:style-name="T35">using manual work and automated approaches</text:span></text:p>
        </text:list-item>
      </text:list>
      <text:p text:style-name="P42"/>
      <text:p text:style-name="P89"/>
      <text:h text:style-name="P90" text:outline-level="2"><text:span text:style-name="T2">V</text:span><text:span text:style-name="T1">ogster Entertainment LLC (http://vogster.com)</text:span></text:h>
      <text:p text:style-name="P12">Server-side Software Developer</text:p>
      <text:p text:style-name="P12">January 2008 – October 2009 (1 year 10 months)</text:p>
      <text:p text:style-name="P12"/>
      <text:p text:style-name="P19">I have been part of medium size team of server-side developers. My main responsibility was network connection between client and server, and between nodes in <text:span text:style-name="T37">backend </text:span>cluster also. I have been mainly working on server fault tolerance and performance, but also have implemented several game logic subsystems parts in C#.</text:p>
      <text:p text:style-name="P12"/>
      <text:p text:style-name="P13">Technologies:</text:p>
      <text:list xml:id="list6185421693538989296" text:style-name="L27">
        <text:list-item>
          <text:p text:style-name="P15">C++ (STL), C++/CLI, C#</text:p>
        </text:list-item>
        <text:list-item>
          <text:p text:style-name="P18">RakNet</text:p>
        </text:list-item>
        <text:list-item>
          <text:p text:style-name="P18">Client/Server, TCP/IP</text:p>
        </text:list-item>
        <text:list-item>
          <text:p text:style-name="P22">XML/XSLT</text:p>
        </text:list-item>
      </text:list>
      <text:p text:style-name="P13">Approaches:</text:p>
      <text:list xml:id="list7211118748171731165" text:style-name="L19">
        <text:list-item>
          <text:p text:style-name="P16">Agile</text:p>
        </text:list-item>
        <text:list-item>
          <text:p text:style-name="P17">Code review</text:p>
        </text:list-item>
        <text:list-item>
          <text:p text:style-name="P17">Pair programming</text:p>
        </text:list-item>
        <text:list-item>
          <text:p text:style-name="P20">Unit testing</text:p>
        </text:list-item>
      </text:list>
      <text:p text:style-name="P14">My responsibilities:</text:p>
      <text:list xml:id="list2808047381840184864" text:style-name="L25">
        <text:list-item>
          <text:p text:style-name="P21">Design and implementation of backend game subsystems parts</text:p>
        </text:list-item>
        <text:list-item>
          <text:p text:style-name="P21">Optimization and profiling of backend cluster, performance testing</text:p>
        </text:list-item>
        <text:list-item>
          <text:p text:style-name="P21"><text:span text:style-name="T36">Protocol generation tools support and development</text:span></text:p>
        </text:list-item>
        <text:list-item>
          <text:p text:style-name="P23">Distributed subsystems algorithms design and implementation</text:p>
        </text:list-item>
        <text:list-item>
          <text:p text:style-name="P24">Wrappers for c/c++ libs to C# code writing</text:p>
        </text:list-item>
        <text:list-item>
          <text:p text:style-name="P25">Bugfix</text:p>
        </text:list-item>
      </text:list>
      <text:p text:style-name="P33"><text:span text:style-name="T12">Achievements:</text:span></text:p>
      <text:list xml:id="list7596983272168783204" text:style-name="L21">
        <text:list-item>
          <text:p text:style-name="P34"><text:span text:style-name="T34">Introduced many fault tolerant principles and implemented them</text:span></text:p>
        </text:list-item>
        <text:list-item>
          <text:p text:style-name="P35"><text:span text:style-name="T34">S</text:span>everal new game logic features implementation</text:p>
        </text:list-item>
        <text:list-item>
          <text:p text:style-name="P36">Great server code optimization</text:p>
        </text:list-item>
        <text:list-item>
          <text:p text:style-name="P36">Profiling tools developed</text:p>
        </text:list-item>
        <text:list-item>
          <text:p text:style-name="P37">RakNet wrapper for C# code implementation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Inconsolata" svg:font-family="Inconsolata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3T13:00:07.385579112</meta:creation-date>
    <meta:generator>LibreOffice/4.1.5.3$Linux_X86_64 LibreOffice_project/410m0$Build-3</meta:generator>
    <dc:date>2014-04-24T11:21:32.610780417</dc:date>
    <meta:editing-duration>PT4H17M17S</meta:editing-duration>
    <meta:editing-cycles>86</meta:editing-cycles>
    <meta:document-statistic meta:table-count="0" meta:image-count="0" meta:object-count="0" meta:page-count="6" meta:paragraph-count="146" meta:word-count="898" meta:character-count="5941" meta:non-whitespace-character-count="5259"/>
  </office:meta>
</office:document-meta>
</file>